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1054e" style:font-size-asian="10pt" style:font-size-complex="10pt"/>
    </style:style>
    <style:style style:name="P3" style:family="paragraph" style:parent-style-name="Standard">
      <style:text-properties fo:font-size="10pt" fo:font-weight="bold" officeooo:rsid="0011054e" officeooo:paragraph-rsid="0011054e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2pt" officeooo:rsid="0011054e" officeooo:paragraph-rsid="0011054e" style:font-size-asian="12pt" style:font-size-complex="12pt"/>
    </style:style>
    <style:style style:name="P5" style:family="paragraph" style:parent-style-name="Standard">
      <style:paragraph-properties fo:break-before="page"/>
      <style:text-properties fo:font-size="10pt" officeooo:rsid="0012acfd" officeooo:paragraph-rsid="0012acfd" style:font-size-asian="10pt" style:font-size-complex="10pt"/>
    </style:style>
    <style:style style:name="P6" style:family="paragraph" style:parent-style-name="Standard">
      <style:paragraph-properties fo:break-before="page"/>
      <style:text-properties fo:font-size="10pt" fo:font-weight="bold" officeooo:rsid="0011054e" officeooo:paragraph-rsid="0011054e" style:font-size-asian="10pt" style:font-weight-asian="bold" style:font-size-complex="10pt" style:font-weight-complex="bold"/>
    </style:style>
    <style:style style:name="T1" style:family="text">
      <style:text-properties officeooo:rsid="0011054e"/>
    </style:style>
    <style:style style:name="T2" style:family="text">
      <style:text-properties fo:font-weight="bold" officeooo:rsid="0011054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. c. Descreva a complexidade de cada uma das funções que você implementou.</text:span></text:p>
      <text:p text:style-name="P2"><text:span text:style-name="T2"/></text:p>
      <text:p text:style-name="P2"><text:span text:style-name="T2"/></text:p>
      <text:p text:style-name="P2"><text:span text:style-name="T2">No.c</text:span></text:p>
      <text:p text:style-name="P2"><text:s/></text:p>
      <text:p text:style-name="P2">#include &lt;stdio.h&gt;</text:p>
      <text:p text:style-name="P1"><text:s/>#include &lt;stdlib.h&gt;</text:p>
      <text:p text:style-name="P1"><text:s/>#include "No.h"</text:p>
      <text:p text:style-name="P1"/>
      <text:p text:style-name="P1"><text:s/>No* createNo(int v, No* proximo){</text:p>
      <text:p text:style-name="P1"/>
      <text:p text:style-name="P1"><text:s/><text:tab/>No * n = (No*) malloc(sizeof(No));</text:p>
      <text:p text:style-name="P1"/>
      <text:p text:style-name="P1"><text:s/><text:tab/>n-&gt;valor = v;</text:p>
      <text:p text:style-name="P1"><text:s/><text:tab/>n-&gt;proximo = proximo;</text:p>
      <text:p text:style-name="P1"/>
      <text:p text:style-name="P1"><text:s/><text:tab/>return n;</text:p>
      <text:p text:style-name="P1"/>
      <text:p text:style-name="P1"><text:s/>}</text:p>
      <text:p text:style-name="P1"/>
      <text:p text:style-name="P1"><text:s/>void printNo(No* n){</text:p>
      <text:p text:style-name="P1"/>
      <text:p text:style-name="P1"><text:s/><text:tab/>if(n != NULL &amp;&amp; n-&gt;proximo != NULL)</text:p>
      <text:p text:style-name="P1"><text:s/><text:tab/><text:tab/>printf("No [valor: %i, proximo: %i]\n", n-&gt;valor, n-&gt;proximo-&gt;valor);</text:p>
      <text:p text:style-name="P1"><text:s/><text:tab/>else if(n != NULL)</text:p>
      <text:p text:style-name="P1"><text:s/><text:tab/><text:tab/>printf("No [valor: %i, proximo: NULL]\n", n-&gt;valor);</text:p>
      <text:p text:style-name="P1"><text:s/><text:tab/>else</text:p>
      <text:p text:style-name="P1"><text:s/><text:tab/><text:tab/>printf("NULL\n");</text:p>
      <text:p text:style-name="P1"/>
      <text:p text:style-name="P1"><text:s/>}</text:p>
      <text:p text:style-name="P1"/>
      <text:p text:style-name="P1"><text:s/>void freeNo(No* n){</text:p>
      <text:p text:style-name="P1"><text:s/><text:tab/>free(n);</text:p>
      <text:p text:style-name="P1"><text:s/>}</text:p>
      <text:p text:style-name="P6">ListaEncadeada.c</text:p>
      <text:p text:style-name="P3"/>
      <text:p text:style-name="P1">#include &lt;stdio.h&gt;</text:p>
      <text:p text:style-name="P1">#include &lt;stdlib.h&gt;</text:p>
      <text:p text:style-name="P1">#include "ListaEncadeada.h"</text:p>
      <text:p text:style-name="P1"/>
      <text:p text:style-name="P1">ListaEncadeada *create() {</text:p>
      <text:p text:style-name="P1"><text:tab/> ListaEncadeada *lista = (ListaEncadeada *)malloc(sizeof (ListaEncadeada));</text:p>
      <text:p text:style-name="P1"/>
      <text:p text:style-name="P1"><text:tab/> if(lista != NULL) {</text:p>
      <text:p text:style-name="P1"><text:tab/><text:tab/> lista-&gt;inicio = NULL;</text:p>
      <text:p text:style-name="P1"><text:tab/><text:tab/> lista-&gt;fim = NULL;</text:p>
      <text:p text:style-name="P1"><text:tab/><text:tab/> lista-&gt;tamanho = 0;</text:p>
      <text:p text:style-name="P1"><text:tab/> }</text:p>
      <text:p text:style-name="P1"><text:tab/>return lista;</text:p>
      <text:p text:style-name="P1">}</text:p>
      <text:p text:style-name="P1"/>
      <text:p text:style-name="P1">int add(ListaEncadeada *lista, int valor) {</text:p>
      <text:p text:style-name="P1"/>
      <text:p text:style-name="P1"><text:tab/>No* pnovo = (No*) malloc(sizeof(No));</text:p>
      <text:p text:style-name="P1"/>
      <text:p text:style-name="P1"><text:tab/>if(pnovo != NULL) {</text:p>
      <text:p text:style-name="P1"><text:tab/><text:tab/><text:tab/> pnovo-&gt;valor = valor;</text:p>
      <text:p text:style-name="P1"><text:tab/><text:tab/><text:tab/> pnovo-&gt;proximo = NULL;</text:p>
      <text:p text:style-name="P1"/>
      <text:p text:style-name="P1"><text:tab/><text:tab/><text:tab/> if(lista-&gt;inicio == NULL) {</text:p>
      <text:p text:style-name="P1"><text:tab/><text:tab/><text:tab/><text:tab/>lista-&gt;inicio = pnovo;</text:p>
      <text:p text:style-name="P1"><text:tab/><text:tab/><text:tab/> } else {</text:p>
      <text:p text:style-name="P1"><text:tab/><text:tab/><text:tab/><text:tab/>lista-&gt;fim-&gt;proximo = pnovo;</text:p>
      <text:p text:style-name="P1"><text:tab/><text:tab/><text:tab/> }</text:p>
      <text:p text:style-name="P1"/>
      <text:p text:style-name="P1"><text:tab/><text:tab/><text:tab/> lista-&gt;fim = pnovo;</text:p>
      <text:p text:style-name="P1"><text:tab/><text:tab/><text:tab/> lista-&gt;tamanho++;</text:p>
      <text:p text:style-name="P1"><text:tab/><text:tab/><text:tab/> return 1;</text:p>
      <text:p text:style-name="P1"><text:tab/> }</text:p>
      <text:p text:style-name="P1"><text:tab/> return 0;</text:p>
      <text:p text:style-name="P1">}</text:p>
      <text:p text:style-name="P1"/>
      <text:p text:style-name="P1">int remover(ListaEncadeada *lista, int chave){</text:p>
      <text:p text:style-name="P1"/>
      <text:p text:style-name="P1"><text:tab/> if (!isEmpty(lista)) {</text:p>
      <text:p text:style-name="P1"/>
      <text:p text:style-name="P1"><text:tab/><text:tab/> No *alvo = lista-&gt;inicio;</text:p>
      <text:p text:style-name="P1"><text:tab/><text:tab/> No *anterior;</text:p>
      <text:p text:style-name="P1"/>
      <text:p text:style-name="P1"><text:tab/><text:tab/> while(alvo != NULL &amp;&amp; alvo-&gt;valor != chave) {</text:p>
      <text:p text:style-name="P1"><text:tab/><text:tab/><text:tab/>anterior = alvo;</text:p>
      <text:p text:style-name="P1"><text:tab/><text:tab/><text:tab/>alvo = alvo-&gt;proximo;</text:p>
      <text:p text:style-name="P1"><text:tab/><text:tab/> }</text:p>
      <text:p text:style-name="P1"/>
      <text:p text:style-name="P1"><text:tab/><text:tab/> if(alvo != NULL) {</text:p>
      <text:p text:style-name="P1"><text:tab/><text:tab/><text:tab/> if(alvo != lista-&gt;inicio) {</text:p>
      <text:p text:style-name="P1"><text:tab/><text:tab/><text:tab/><text:tab/>anterior-&gt;proximo = alvo-&gt;proximo;</text:p>
      <text:p text:style-name="P1"><text:tab/><text:tab/><text:tab/> } else {</text:p>
      <text:p text:style-name="P1"><text:tab/><text:tab/><text:tab/><text:tab/>lista-&gt;inicio = alvo-&gt;proximo;</text:p>
      <text:p text:style-name="P1"><text:tab/><text:tab/><text:tab/> }</text:p>
      <text:p text:style-name="P1"/>
      <text:p text:style-name="P1"><text:tab/><text:tab/><text:tab/> if(alvo == lista-&gt;fim) {</text:p>
      <text:p text:style-name="P1"><text:tab/><text:tab/><text:tab/><text:tab/>lista-&gt;fim = anterior;</text:p>
      <text:p text:style-name="P1"><text:tab/><text:tab/><text:tab/> }</text:p>
      <text:p text:style-name="P1"/>
      <text:p text:style-name="P1"><text:tab/><text:tab/><text:tab/> lista-&gt;tamanho--;</text:p>
      <text:p text:style-name="P1"><text:tab/><text:tab/><text:tab/> freeNo(alvo);</text:p>
      <text:p text:style-name="P1"><text:soft-page-break/><text:tab/><text:tab/><text:tab/> return 1;</text:p>
      <text:p text:style-name="P1"/>
      <text:p text:style-name="P1"><text:tab/><text:tab/> }</text:p>
      <text:p text:style-name="P1"><text:tab/> }</text:p>
      <text:p text:style-name="P1"><text:tab/> return 0;</text:p>
      <text:p text:style-name="P1">}</text:p>
      <text:p text:style-name="P1"/>
      <text:p text:style-name="P1">int size_p(ListaEncadeada *lista){</text:p>
      <text:p text:style-name="P1"><text:s text:c="4"/>return lista-&gt;tamanho;</text:p>
      <text:p text:style-name="P1">}</text:p>
      <text:p text:style-name="P1"/>
      <text:p text:style-name="P1">int finder(ListaEncadeada* lista, int valor){</text:p>
      <text:p text:style-name="P1"><text:s text:c="4"/>int counter=0;</text:p>
      <text:p text:style-name="P1"/>
      <text:p text:style-name="P1"><text:s text:c="4"/>if(isEmpty(lista))</text:p>
      <text:p text:style-name="P1"><text:tab/><text:tab/> <text:tab/>printf("Lista esta' vazia.\n");</text:p>
      <text:p text:style-name="P1"><text:tab/><text:tab/> else{</text:p>
      <text:p text:style-name="P1"><text:tab/><text:tab/> <text:tab/>No *alvo = lista-&gt;inicio;</text:p>
      <text:p text:style-name="P1"/>
      <text:p text:style-name="P1"><text:tab/><text:tab/><text:tab/> while(alvo != NULL){</text:p>
      <text:p text:style-name="P1"><text:tab/><text:tab/><text:tab/> <text:tab/>//printf("\n\n %d %d \n\n", alvo-&gt;valor, alvo-&gt;proximo-&gt;valor);</text:p>
      <text:p text:style-name="P1"><text:tab/><text:tab/><text:tab/> <text:tab/>if (valor == alvo-&gt;valor){</text:p>
      <text:p text:style-name="P1"><text:s text:c="20"/>printf("\n\nEncontrado na posição %d \n\n", counter);</text:p>
      <text:p text:style-name="P1"><text:s text:c="20"/>return counter;</text:p>
      <text:p text:style-name="P1"><text:tab/><text:tab/><text:tab/><text:tab/>}</text:p>
      <text:p text:style-name="P1"/>
      <text:p text:style-name="P1"><text:tab/><text:tab/><text:tab/><text:tab/>alvo = alvo-&gt;proximo;</text:p>
      <text:p text:style-name="P1"><text:tab/><text:tab/><text:tab/><text:tab/>counter++;</text:p>
      <text:p text:style-name="P1"><text:tab/><text:tab/><text:tab/> }</text:p>
      <text:p text:style-name="P1"><text:tab/><text:tab/> }</text:p>
      <text:p text:style-name="P1"><text:s text:c="4"/>return -1;</text:p>
      <text:p text:style-name="P1">}</text:p>
      <text:p text:style-name="P1"/>
      <text:p text:style-name="P1">int isEmpty(ListaEncadeada* lista){</text:p>
      <text:p text:style-name="P1"><text:tab/>return lista-&gt;tamanho &lt;= 0;</text:p>
      <text:p text:style-name="P1">}</text:p>
      <text:p text:style-name="P1"/>
      <text:p text:style-name="P1">void printListaEncadeada(ListaEncadeada* lista){</text:p>
      <text:p text:style-name="P1"/>
      <text:p text:style-name="P1"><text:tab/><text:tab/> printf("\n----------IMPRIMINDO LISTA -------------\n\n");</text:p>
      <text:p text:style-name="P1"/>
      <text:p text:style-name="P1"><text:tab/><text:tab/> printf("Lista [tamanho: %i, limite: quantidade de memo'ria aloca'vel] \n\n", lista-&gt;tamanho);</text:p>
      <text:p text:style-name="P1"/>
      <text:p text:style-name="P1"><text:tab/><text:tab/> if(isEmpty(lista))</text:p>
      <text:p text:style-name="P1"><text:tab/><text:tab/> <text:tab/>printf("Lista esta' vazia.\n");</text:p>
      <text:p text:style-name="P1"><text:tab/><text:tab/> else{</text:p>
      <text:p text:style-name="P1"><text:tab/><text:tab/> <text:tab/>No *alvo = lista-&gt;inicio;</text:p>
      <text:p text:style-name="P1"/>
      <text:p text:style-name="P1"><text:tab/><text:tab/><text:tab/> while(alvo != NULL){</text:p>
      <text:p text:style-name="P1"><text:tab/><text:tab/><text:tab/> <text:tab/>printNo(alvo);</text:p>
      <text:p text:style-name="P1"><text:tab/><text:tab/><text:tab/><text:tab/>alvo = alvo-&gt;proximo;</text:p>
      <text:p text:style-name="P1"><text:tab/><text:tab/><text:tab/> }</text:p>
      <text:p text:style-name="P1"><text:tab/><text:tab/> }</text:p>
      <text:p text:style-name="P1">}</text:p>
      <text:p text:style-name="P1"/>
      <text:p text:style-name="P1">void clear_p(ListaEncadeada* lista){</text:p>
      <text:p text:style-name="P1"/>
      <text:p text:style-name="P1"><text:s text:c="4"/>free(lista);</text:p>
      <text:p text:style-name="P1"><text:s text:c="4"/>lista-&gt;tamanho = 0;</text:p>
      <text:p text:style-name="P1">}</text:p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4:44:06.961104305</meta:creation-date>
    <dc:date>2021-02-10T22:12:29.079804798</dc:date>
    <meta:editing-duration>PT2H59M27S</meta:editing-duration>
    <meta:editing-cycles>2</meta:editing-cycles>
    <meta:generator>LibreOffice/7.1.0.3$Linux_X86_64 LibreOffice_project/f6099ecf3d29644b5008cc8f48f42f4a40986e4c</meta:generator>
    <meta:document-statistic meta:table-count="0" meta:image-count="0" meta:object-count="0" meta:page-count="4" meta:paragraph-count="117" meta:word-count="324" meta:character-count="2649" meta:non-whitespace-character-count="2125"/>
  </office:meta>
</office:document-meta>
</file>